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paragraph-properties fo:text-align="start" style:justify-single-word="false"/>
      <style:text-properties officeooo:rsid="10f231eb" officeooo:paragraph-rsid="10f231eb"/>
    </style:style>
    <style:style style:name="P3" style:family="paragraph" style:parent-style-name="Text_20_body">
      <style:paragraph-properties fo:text-align="center" style:justify-single-word="false"/>
      <style:text-properties officeooo:rsid="10f231eb" officeooo:paragraph-rsid="10f231eb"/>
    </style:style>
    <style:style style:name="P4" style:family="paragraph" style:parent-style-name="Text_20_body">
      <style:text-properties officeooo:rsid="10f85540" officeooo:paragraph-rsid="10f85540"/>
    </style:style>
    <style:style style:name="P5" style:family="paragraph" style:parent-style-name="Text_20_body">
      <style:text-properties officeooo:rsid="10faf278" officeooo:paragraph-rsid="10faf278"/>
    </style:style>
    <style:style style:name="P6" style:family="paragraph" style:parent-style-name="Text_20_body">
      <style:text-properties officeooo:rsid="10fd431a" officeooo:paragraph-rsid="10fd431a"/>
    </style:style>
    <style:style style:name="P7" style:family="paragraph" style:parent-style-name="Text_20_body">
      <style:text-properties officeooo:rsid="10fd87d4" officeooo:paragraph-rsid="10fd87d4"/>
    </style:style>
    <style:style style:name="P8" style:family="paragraph" style:parent-style-name="Text_20_body">
      <style:text-properties officeooo:rsid="10ff280f" officeooo:paragraph-rsid="10ff280f"/>
    </style:style>
    <style:style style:name="P9" style:family="paragraph" style:parent-style-name="Text_20_body">
      <style:text-properties officeooo:rsid="11025f27" officeooo:paragraph-rsid="11025f27"/>
    </style:style>
    <style:style style:name="P10" style:family="paragraph" style:parent-style-name="Text_20_body">
      <style:text-properties officeooo:rsid="1107d6e0" officeooo:paragraph-rsid="1107d6e0"/>
    </style:style>
    <style:style style:name="P11" style:family="paragraph" style:parent-style-name="Text_20_body">
      <style:text-properties officeooo:rsid="110b7f0f" officeooo:paragraph-rsid="110b7f0f"/>
    </style:style>
    <style:style style:name="P12" style:family="paragraph" style:parent-style-name="Title" style:master-page-name="MP0">
      <style:paragraph-properties fo:text-align="center" style:justify-single-word="false" style:page-number="auto" fo:break-before="page"/>
      <style:text-properties officeooo:rsid="10f231eb" officeooo:paragraph-rsid="10f231eb"/>
    </style:style>
    <style:style style:name="P13" style:family="paragraph" style:parent-style-name="Heading_20_1">
      <style:text-properties officeooo:rsid="10f6cdbb" officeooo:paragraph-rsid="10f6cdbb"/>
    </style:style>
    <style:style style:name="P14" style:family="paragraph" style:parent-style-name="Heading_20_1">
      <style:text-properties officeooo:rsid="11003e9c" officeooo:paragraph-rsid="11003e9c"/>
    </style:style>
    <style:style style:name="P15" style:family="paragraph" style:parent-style-name="Heading_20_2">
      <style:text-properties officeooo:rsid="1101376e" officeooo:paragraph-rsid="1101376e"/>
    </style:style>
    <style:style style:name="P16" style:family="paragraph" style:parent-style-name="Heading_20_2">
      <style:text-properties officeooo:rsid="110724aa" officeooo:paragraph-rsid="110724aa"/>
    </style:style>
    <style:style style:name="P17" style:family="paragraph" style:parent-style-name="Text_20_body">
      <style:text-properties officeooo:rsid="10fc11e5" officeooo:paragraph-rsid="10fc11e5"/>
    </style:style>
    <style:style style:name="P1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fc11e5" officeooo:paragraph-rsid="10fc11e5" fo:background-color="transparent"/>
    </style:style>
    <style:style style:name="T1" style:family="text">
      <style:text-properties style:font-name="Calibri2" style:font-name-asian="Calibri2" style:font-name-complex="Calibri2"/>
    </style:style>
    <style:style style:name="T2" style:family="text">
      <style:text-properties style:font-name="Calibri2" officeooo:rsid="082c4691" style:font-name-asian="Calibri2" style:font-name-complex="Calibri2"/>
    </style:style>
    <style:style style:name="T3" style:family="text">
      <style:text-properties style:font-name="Calibri2" officeooo:rsid="10f346b0" style:font-name-asian="Calibri2" style:font-name-complex="Calibri2"/>
    </style:style>
    <style:style style:name="T4" style:family="text">
      <style:text-properties style:font-name="Calibri1" style:font-name-asian="Times New Roman" style:font-name-complex="Times New Roman"/>
    </style:style>
    <style:style style:name="T5" style:family="text">
      <style:text-properties style:font-name="Calibri1" officeooo:rsid="1105a892" style:font-name-asian="Times New Roman" style:font-name-complex="Times New Roman"/>
    </style:style>
    <style:style style:name="T6" style:family="text">
      <style:text-properties style:font-name="Calibri1" officeooo:rsid="1109b9e0" style:font-name-asian="Times New Roman" style:font-name-complex="Times New Roman"/>
    </style:style>
    <style:style style:name="T7" style:family="text">
      <style:text-properties style:font-name="Calibri1" officeooo:rsid="110c5e70" style:font-name-asian="Times New Roman" style:font-name-complex="Times New Roman"/>
    </style:style>
    <style:style style:name="T8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9" style:family="text">
      <style:text-properties officeooo:rsid="10f92d27"/>
    </style:style>
    <style:style style:name="T10" style:family="text">
      <style:text-properties officeooo:rsid="10fb62b2"/>
    </style:style>
    <style:style style:name="T11" style:family="text">
      <style:text-properties officeooo:rsid="10fb6c15"/>
    </style:style>
    <style:style style:name="T12" style:family="text">
      <style:text-properties officeooo:rsid="10fd0ae8"/>
    </style:style>
    <style:style style:name="T13" style:family="text">
      <style:text-properties officeooo:rsid="10fd8824"/>
    </style:style>
    <style:style style:name="T14" style:family="text">
      <style:text-properties style:font-name="Calibri" style:font-name-asian="Calibri" style:font-name-complex="Calibri"/>
    </style:style>
    <style:style style:name="T15" style:family="text">
      <style:text-properties style:font-name="Calibri" officeooo:rsid="1109b9e0" style:font-name-asian="Calibri" style:font-name-complex="Calibri"/>
    </style:style>
    <style:style style:name="T16" style:family="text">
      <style:text-properties officeooo:rsid="11100331"/>
    </style:style>
    <style:style style:name="T17" style:family="text">
      <style:text-properties fo:color="#bbbbbb" loext:opacity="100%"/>
    </style:style>
    <style:style style:name="T18" style:family="text">
      <style:text-properties fo:color="#bbbbbb" loext:opacity="100%" fo:font-style="normal" style:text-underline-style="none" fo:font-weight="normal"/>
    </style:style>
    <style:style style:name="T19" style:family="text">
      <style:text-properties fo:color="#bbbbbb" loext:opacity="100%" officeooo:rsid="11100331"/>
    </style:style>
    <style:style style:name="T20" style:family="text">
      <style:text-properties fo:color="#767600" loext:opacity="100%" officeooo:rsid="11100331"/>
    </style:style>
    <style:style style:name="T21" style:family="text">
      <style:text-properties fo:color="#000000" loext:opacity="100%" officeooo:rsid="11100331"/>
    </style:style>
    <style:style style:name="T22" style:family="text">
      <style:text-properties fo:color="#666666" loext:opacity="100%"/>
    </style:style>
    <style:style style:name="T23" style:family="text">
      <style:text-properties fo:color="#666666" loext:opacity="100%" officeooo:rsid="11100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L</text:span><text:span text:style-name="T1">inguaggi e Compilatori ( Back end </text:span><text:span text:style-name="T3">)</text:span></text:p>
      <text:p text:style-name="P3"><text:span text:style-name="T3"/></text:p>
      <text:h text:style-name="P13" text:outline-level="1">Categorie di ottimizazioni <text:s/><text:span text:style-name="T10">( 01-Introduzione al corso ) </text:span></text:h>
      <text:p text:style-name="P6">1. Costant Folding → ...</text:p>
      <text:p text:style-name="P4">1. <text:span text:style-name="T9">Dead Code Elimination ( DCE ) → Elimini il codice non necessario.</text:span></text:p>
      <text:p text:style-name="P5">2 <text:span text:style-name="T11">Copy Propagation → se c’è x=y sostuisci tutte le istanze di uno con l’altro.</text:span></text:p>
      <text:p text:style-name="P17">3. Costant Propagation → <text:span text:style-name="T12">sostituisce gli usi di una variabile con una costante.</text:span></text:p>
      <text:p text:style-name="P18"><text:span text:style-name="T17"><text:tab/></text:span><text:span text:style-name="T20">Example</text:span><text:span text:style-name="T19"> </text:span><text:span text:style-name="T21">:</text:span></text:p>
      <text:p text:style-name="P18"><text:span text:style-name="T17"><text:tab/></text:span><text:span text:style-name="T21">b</text:span><text:span text:style-name="T19"> </text:span><text:span text:style-name="T23">=</text:span><text:span text:style-name="T19"> </text:span><text:span text:style-name="T23">3</text:span><text:span text:style-name="T21">;</text:span></text:p>
      <text:p text:style-name="P18"><text:span text:style-name="T17"><text:tab/></text:span><text:span text:style-name="T21">a</text:span><text:span text:style-name="T19"> </text:span><text:span text:style-name="T23">=</text:span><text:span text:style-name="T19"> </text:span><text:span text:style-name="T23">4</text:span><text:span text:style-name="T19"> </text:span><text:span text:style-name="T23">+</text:span><text:span text:style-name="T19"> </text:span><text:span text:style-name="T21">b;</text:span></text:p>
      <text:p text:style-name="P18"><text:span text:style-name="T17"><text:s text:c="13"/></text:span><text:span text:style-name="T22">---</text:span><text:span text:style-name="T17"> </text:span><text:span text:style-name="T21">become</text:span><text:span text:style-name="T19"> </text:span><text:span text:style-name="T23">---</text:span></text:p>
      <text:p text:style-name="P18"><text:span text:style-name="T17"><text:tab/></text:span><text:span text:style-name="T21">a</text:span><text:span text:style-name="T19"> </text:span><text:span text:style-name="T23">=</text:span><text:span text:style-name="T19"> </text:span><text:span text:style-name="T23">4</text:span><text:span text:style-name="T19"> </text:span><text:span text:style-name="T23">+</text:span><text:span text:style-name="T19"> </text:span><text:span text:style-name="T23">3</text:span><text:span text:style-name="T21">;</text:span></text:p>
      <text:p text:style-name="P7">5. Loop Invariant Code Motion (LICM) → <text:span text:style-name="T13">Sposta le istr. Indipendenti dal loop fuori.</text:span></text:p>
      <text:p text:style-name="P8"><text:span text:style-name="T14">●</text:span><text:span text:style-name="T4"> Sono molto importanti le ottimizazioni sui loop. Poichè il grosso dei programmi gira su un loop.</text:span></text:p>
      <text:h text:style-name="P14" text:outline-level="1">IR ( Intermediate Rappresentation )</text:h>
      <text:h text:style-name="P15" text:outline-level="2">Tipi di IR</text:h>
      <text:p text:style-name="P9"><text:span text:style-name="T14">●</text:span><text:span text:style-name="T4"> AST </text:span><text:span text:style-name="T5">( Abstract Syntax Tree ) </text:span><text:span text:style-name="T4">, DAG , </text:span><text:span text:style-name="T8">3AC</text:span><text:span text:style-name="T4"> , </text:span><text:span text:style-name="T8">SSA</text:span><text:span text:style-name="T4"> , </text:span><text:span text:style-name="T8">CFG</text:span><text:span text:style-name="T4"> , CG , PDG.</text:span></text:p>
      <text:h text:style-name="P16" text:outline-level="2">Sintassi concreta vs Sintassi astratta</text:h>
      <text:p text:style-name="P10"><text:span text:style-name="T14">●</text:span><text:span text:style-name="T4"> Concreta : molto semplice, vicino agli umani. <text:s/></text:span><text:span text:style-name="T6">MA → pessima per analizzare il codice.</text:span></text:p>
      <text:p text:style-name="P11"><text:span text:style-name="T15">●</text:span><text:span text:style-name="T6"> </text:span><text:span text:style-name="T4">Astratta : più complessa, ma avendo delle regole più rigide è più facile da ottimizare. </text:span><text:span text:style-name="T7">( AST,DAG,… )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212cm" fo:margin-bottom="0.212cm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hyphenation-ladder-count="no-limit" fo:text-indent="0cm" style:auto-text-indent="false" style:page-number="auto">
        <style:tab-stops/>
      </style:paragraph-properties>
      <style:text-properties style:font-name="Consolas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Codice" style:family="paragraph" style:parent-style-name="Text_20_body">
      <style:text-properties style:font-name="Consolas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1</text:page-number><text:s/>/ <text:page-count>1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creation-date>2023-01-11T16:15:00Z</meta:creation-date>
    <dc:date>2024-03-08T10:21:55.343000000</dc:date>
    <meta:editing-cycles>3916</meta:editing-cycles>
    <meta:editing-duration>P2DT15H22M21S</meta:editing-duration>
    <meta:document-statistic meta:table-count="0" meta:image-count="0" meta:object-count="0" meta:page-count="1" meta:paragraph-count="20" meta:word-count="181" meta:character-count="1111" meta:non-whitespace-character-count="756"/>
    <meta:template xlink:type="simple" xlink:actuate="onRequest" xlink:title="" xlink:href="Normal.dotm"/>
  </office:meta>
</office:document-meta>
</file>